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527" officeooo:paragraph-rsid="000a2527"/>
    </style:style>
    <style:style style:name="P2" style:family="paragraph" style:parent-style-name="Standard">
      <style:text-properties officeooo:rsid="000a2527" officeooo:paragraph-rsid="000f681f"/>
    </style:style>
    <style:style style:name="P3" style:family="paragraph" style:parent-style-name="Standard">
      <style:text-properties style:font-name="Source Code Pro" fo:font-size="12pt" officeooo:rsid="000a2527" officeooo:paragraph-rsid="000a2527" style:font-size-asian="12pt" style:font-size-complex="12pt"/>
    </style:style>
    <style:style style:name="P4" style:family="paragraph" style:parent-style-name="Standard">
      <style:text-properties style:font-name="Source Code Pro" fo:font-size="12pt" officeooo:rsid="000a2527" officeooo:paragraph-rsid="000b42fc" style:font-size-asian="12pt" style:font-size-complex="12pt"/>
    </style:style>
    <style:style style:name="P5" style:family="paragraph" style:parent-style-name="Standard">
      <style:text-properties style:font-name="Source Code Pro" fo:font-size="12pt" officeooo:rsid="000a2527" officeooo:paragraph-rsid="000f681f" style:font-size-asian="12pt" style:font-size-complex="12pt"/>
    </style:style>
    <style:style style:name="P6" style:family="paragraph" style:parent-style-name="Standard">
      <style:text-properties style:font-name="Source Code Pro" officeooo:rsid="0024bf19" officeooo:paragraph-rsid="0024bf19"/>
    </style:style>
    <style:style style:name="P7" style:family="paragraph" style:parent-style-name="Standard">
      <style:text-properties style:font-name="Source Code Pro" officeooo:rsid="0024bf19" officeooo:paragraph-rsid="00288fa2"/>
    </style:style>
    <style:style style:name="P8" style:family="paragraph" style:parent-style-name="Standard">
      <style:text-properties style:font-name="Source Code Pro" officeooo:rsid="0024bf19" officeooo:paragraph-rsid="002abf71"/>
    </style:style>
    <style:style style:name="P9" style:family="paragraph" style:parent-style-name="Standard">
      <style:text-properties fo:font-size="12pt" officeooo:rsid="000a2527" officeooo:paragraph-rsid="000a2527" style:font-size-asian="12pt" style:font-size-complex="12pt"/>
    </style:style>
    <style:style style:name="P10" style:family="paragraph" style:parent-style-name="Standard">
      <style:text-properties fo:font-size="12pt" officeooo:rsid="000a2527" officeooo:paragraph-rsid="000f681f" style:font-size-asian="12pt" style:font-size-complex="12pt"/>
    </style:style>
    <style:style style:name="P11" style:family="paragraph" style:parent-style-name="Standard">
      <style:paragraph-properties fo:line-height="115%"/>
      <style:text-properties officeooo:rsid="0024bf19" officeooo:paragraph-rsid="0024bf19"/>
    </style:style>
    <style:style style:name="P12" style:family="paragraph" style:parent-style-name="Standard">
      <style:paragraph-properties fo:line-height="115%"/>
      <style:text-properties officeooo:rsid="0024bf19" officeooo:paragraph-rsid="00288fa2"/>
    </style:style>
    <style:style style:name="P13" style:family="paragraph" style:parent-style-name="Standard">
      <style:paragraph-properties fo:line-height="115%"/>
      <style:text-properties officeooo:rsid="0024bf19" officeooo:paragraph-rsid="002abf71"/>
    </style:style>
    <style:style style:name="P14" style:family="paragraph" style:parent-style-name="Standard">
      <style:paragraph-properties fo:line-height="100%"/>
      <style:text-properties officeooo:rsid="0024bf19" officeooo:paragraph-rsid="0024bf19"/>
    </style:style>
    <style:style style:name="P15" style:family="paragraph" style:parent-style-name="Standard">
      <style:paragraph-properties fo:line-height="100%"/>
      <style:text-properties officeooo:rsid="0024bf19" officeooo:paragraph-rsid="00288fa2"/>
    </style:style>
    <style:style style:name="P16" style:family="paragraph" style:parent-style-name="Standard">
      <style:paragraph-properties fo:line-height="100%"/>
      <style:text-properties officeooo:rsid="0024bf19" officeooo:paragraph-rsid="002abf71"/>
    </style:style>
    <style:style style:name="P17" style:family="paragraph" style:parent-style-name="Text_20_body">
      <style:text-properties officeooo:rsid="000a2527" officeooo:paragraph-rsid="000a2527"/>
    </style:style>
    <style:style style:name="P18" style:family="paragraph" style:parent-style-name="Text_20_body">
      <style:text-properties officeooo:rsid="000a2527" officeooo:paragraph-rsid="000f681f"/>
    </style:style>
    <style:style style:name="P19" style:family="paragraph" style:parent-style-name="Text_20_body">
      <style:text-properties officeooo:rsid="00237bbc" officeooo:paragraph-rsid="00237bbc"/>
    </style:style>
    <style:style style:name="P20" style:family="paragraph" style:parent-style-name="Text_20_body">
      <style:text-properties officeooo:rsid="00237bbc" officeooo:paragraph-rsid="0024bf19"/>
    </style:style>
    <style:style style:name="P21" style:family="paragraph" style:parent-style-name="Text_20_body">
      <style:text-properties officeooo:rsid="00237bbc" officeooo:paragraph-rsid="00288fa2"/>
    </style:style>
    <style:style style:name="P22" style:family="paragraph" style:parent-style-name="Text_20_body">
      <style:text-properties officeooo:rsid="00237bbc" officeooo:paragraph-rsid="002abf71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style:font-name="Source Code Pro" fo:font-size="12pt" officeooo:rsid="000a2527" officeooo:paragraph-rsid="000a2527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style:font-name="Source Code Pro" fo:font-size="12pt" officeooo:rsid="000a2527" officeooo:paragraph-rsid="000f681f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style:font-name="Source Code Pro" fo:font-size="12pt" officeooo:rsid="000a2527" officeooo:paragraph-rsid="00302132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style:font-name="Source Code Pro" fo:font-size="12pt" officeooo:rsid="00154d95" officeooo:paragraph-rsid="00154d95" style:font-size-asian="10.5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00%"/>
      <style:text-properties style:font-name="Source Code Pro" fo:font-size="12pt" fo:font-style="italic" officeooo:rsid="00154d95" officeooo:paragraph-rsid="00154d95" style:font-size-asian="10.5pt" style:font-style-asian="italic" style:font-size-complex="12pt" style:font-style-complex="italic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style:font-name="Source Code Pro" fo:font-size="12pt" fo:font-style="italic" officeooo:rsid="001591fa" officeooo:paragraph-rsid="001591fa" style:font-size-asian="10.5pt" style:font-style-asian="italic" style:font-size-complex="12pt" style:font-style-complex="italic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style:font-name="Source Code Pro" officeooo:rsid="0017a69b" officeooo:paragraph-rsid="0017a69b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style:font-name="Source Code Pro" fo:font-style="italic" officeooo:rsid="0018c821" officeooo:paragraph-rsid="0018c821" style:font-style-asian="italic" style:font-style-complex="italic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style:font-name="Source Code Pro" fo:font-style="italic" officeooo:rsid="001fa3f6" officeooo:paragraph-rsid="001fa3f6" style:font-style-asian="italic" style:font-style-complex="italic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style:font-name="Source Code Pro" fo:font-style="normal" officeooo:rsid="0018c821" officeooo:paragraph-rsid="0018c821" style:font-style-asian="normal" style:font-style-complex="normal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style:font-name="Source Code Pro" fo:font-style="normal" officeooo:rsid="0018c821" officeooo:paragraph-rsid="001a749d" style:font-style-asian="normal" style:font-style-complex="normal"/>
    </style:style>
    <style:style style:name="P34" style:family="paragraph" style:parent-style-name="Text_20_body">
      <style:paragraph-properties fo:margin-top="0in" fo:margin-bottom="0in" loext:contextual-spacing="false" fo:line-height="100%"/>
      <style:text-properties style:font-name="Source Code Pro" fo:font-style="normal" officeooo:rsid="001fa3f6" officeooo:paragraph-rsid="001fa3f6" style:font-style-asian="normal" style:font-style-complex="normal"/>
    </style:style>
    <style:style style:name="P35" style:family="paragraph" style:parent-style-name="Text_20_body">
      <style:paragraph-properties fo:margin-top="0in" fo:margin-bottom="0in" loext:contextual-spacing="false" fo:line-height="100%"/>
      <style:text-properties style:font-name="Source Code Pro" officeooo:rsid="00237bbc" officeooo:paragraph-rsid="00237bbc"/>
    </style:style>
    <style:style style:name="P36" style:family="paragraph" style:parent-style-name="Text_20_body">
      <style:paragraph-properties fo:margin-top="0in" fo:margin-bottom="0in" loext:contextual-spacing="false" fo:line-height="100%"/>
      <style:text-properties style:font-name="Source Code Pro" officeooo:rsid="00237bbc" officeooo:paragraph-rsid="0024bf19"/>
    </style:style>
    <style:style style:name="P37" style:family="paragraph" style:parent-style-name="Text_20_body">
      <style:paragraph-properties fo:margin-top="0in" fo:margin-bottom="0in" loext:contextual-spacing="false" fo:line-height="100%"/>
      <style:text-properties style:font-name="Source Code Pro" officeooo:rsid="00237bbc" officeooo:paragraph-rsid="00288fa2"/>
    </style:style>
    <style:style style:name="P38" style:family="paragraph" style:parent-style-name="Text_20_body">
      <style:paragraph-properties fo:margin-top="0in" fo:margin-bottom="0in" loext:contextual-spacing="false" fo:line-height="100%"/>
      <style:text-properties style:font-name="Source Code Pro" officeooo:rsid="00237bbc" officeooo:paragraph-rsid="002abf71"/>
    </style:style>
    <style:style style:name="P39" style:family="paragraph" style:parent-style-name="Heading_20_1" style:list-style-name="">
      <style:text-properties officeooo:rsid="000a2527" officeooo:paragraph-rsid="000a2527"/>
    </style:style>
    <style:style style:name="P40" style:family="paragraph" style:parent-style-name="Heading_20_1">
      <style:text-properties officeooo:rsid="00147071" officeooo:paragraph-rsid="00147071"/>
    </style:style>
    <style:style style:name="P41" style:family="paragraph" style:parent-style-name="Heading_20_1">
      <style:text-properties officeooo:rsid="00237bbc" officeooo:paragraph-rsid="00237bbc"/>
    </style:style>
    <style:style style:name="P42" style:family="paragraph" style:parent-style-name="Heading_20_1">
      <style:paragraph-properties fo:break-before="page"/>
      <style:text-properties officeooo:rsid="000a2527" officeooo:paragraph-rsid="000a2527"/>
    </style:style>
    <style:style style:name="P43" style:family="paragraph" style:parent-style-name="Heading_20_2">
      <style:text-properties officeooo:rsid="000a2527" officeooo:paragraph-rsid="000a2527"/>
    </style:style>
    <style:style style:name="P44" style:family="paragraph" style:parent-style-name="Heading_20_2">
      <style:text-properties officeooo:rsid="000e6d24" officeooo:paragraph-rsid="000e6d24"/>
    </style:style>
    <style:style style:name="P45" style:family="paragraph" style:parent-style-name="Heading_20_2">
      <style:text-properties officeooo:rsid="00147071" officeooo:paragraph-rsid="00147071"/>
    </style:style>
    <style:style style:name="P46" style:family="paragraph" style:parent-style-name="Heading_20_2">
      <style:text-properties officeooo:rsid="00237bbc" officeooo:paragraph-rsid="00237bbc"/>
    </style:style>
    <style:style style:name="P47" style:family="paragraph" style:parent-style-name="Heading_20_2">
      <style:text-properties officeooo:rsid="0024bf19" officeooo:paragraph-rsid="0024bf19"/>
    </style:style>
    <style:style style:name="P48" style:family="paragraph" style:parent-style-name="Heading_20_2" style:list-style-name="">
      <style:text-properties officeooo:rsid="0026bdf3" officeooo:paragraph-rsid="0026bdf3"/>
    </style:style>
    <style:style style:name="P49" style:family="paragraph" style:parent-style-name="Heading_20_2">
      <style:paragraph-properties fo:break-before="page"/>
      <style:text-properties officeooo:rsid="0026bdf3" officeooo:paragraph-rsid="0026bdf3"/>
    </style:style>
    <style:style style:name="P50" style:family="paragraph" style:parent-style-name="Header">
      <style:paragraph-properties fo:text-align="end" style:justify-single-word="false"/>
      <style:text-properties officeooo:rsid="00121001" officeooo:paragraph-rsid="00121001"/>
    </style:style>
    <style:style style:name="P51" style:family="paragraph" style:parent-style-name="Footer">
      <style:paragraph-properties fo:text-align="end" style:justify-single-word="false"/>
    </style:style>
    <style:style style:name="T1" style:family="text">
      <style:text-properties officeooo:rsid="000cd106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ize="12pt" officeooo:rsid="00154d95" style:font-size-asian="10.5pt" style:font-size-complex="12pt"/>
    </style:style>
    <style:style style:name="T6" style:family="text">
      <style:text-properties style:text-position="0% 100%" officeooo:rsid="001a749d"/>
    </style:style>
    <style:style style:name="T7" style:family="text">
      <style:text-properties style:text-position="0% 100%" fo:font-style="italic" officeooo:rsid="001a749d" style:font-style-asian="italic" style:font-style-complex="italic"/>
    </style:style>
    <style:style style:name="T8" style:family="text">
      <style:text-properties style:text-position="0% 100%" officeooo:rsid="001d03e6"/>
    </style:style>
    <style:style style:name="T9" style:family="text">
      <style:text-properties officeooo:rsid="0024bf19"/>
    </style:style>
    <style:style style:name="T10" style:family="text">
      <style:text-properties officeooo:rsid="00288f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Exercise 1</text:h>
      <text:h text:style-name="P45" text:outline-level="2">Formula 1-1</text:h>
      <text:p text:style-name="P26">F<text:span text:style-name="T2">1</text:span><text:span text:style-name="T3"> = {a = c, d = f(f(c)), f(c) = f(f(f(b))), f(b) = a, d ≠ f(c)}</text:span></text:p>
      <text:p text:style-name="P27"><text:span text:style-name="T3">[Partition F</text:span><text:span text:style-name="T2">1</text:span><text:span text:style-name="T3">]</text:span></text:p>
      <text:p text:style-name="P26"><text:span text:style-name="T3">{{a}, {c}, {d}, {f(f(c))}, {f(c)}, {f(f(f(b)))}, {f(b)}, {f(c)}}</text:span></text:p>
      <text:p text:style-name="P27"><text:span text:style-name="T3">[Merge congruence classes]</text:span></text:p>
      <text:p text:style-name="P26"><text:span text:style-name="T3">{{a, c, f(b)}, {d, f(f(c))}, {f(c), f(f(f(b)))}}</text:span></text:p>
      <text:p text:style-name="P27"><text:span text:style-name="T3">[Propagate (c = f(b)) =&gt; (f(c) = f(f(b)))]</text:span></text:p>
      <text:p text:style-name="P27"><text:span text:style-name="T4">{{a, c, f(b)}, {d, f(f(c))}, {f(c), f(f(f(b))), f(f(b))}}</text:span></text:p>
      <text:p text:style-name="P27"><text:span text:style-name="T3">[Propagate (f(c) = f(f(b))) =&gt; (f(f(c)) = f(f(f(b)))]</text:span></text:p>
      <text:p text:style-name="P27"><text:span text:style-name="T4">{{a, c, f(b)}, {d, f(f(c)), f(c), f(f(f(b))), f(f(b))}}</text:span></text:p>
      <text:p text:style-name="P28"><text:span text:style-name="T3">[d and f(c) is in the same congruence class]</text:span></text:p>
      <text:p text:style-name="P28"><text:span text:style-name="T4">UNSATISFIABLE</text:span></text:p>
      <text:h text:style-name="P45" text:outline-level="2">Formula 1-2</text:h>
      <text:p text:style-name="P29">F<text:span text:style-name="T2">2</text:span><text:span text:style-name="T3"> = {a = b, c = f(d), f(b) = g(a), d = c, g(b) = d, g(c) </text:span><text:span text:style-name="T5">≠</text:span><text:span text:style-name="T3"> f(f(a))}</text:span></text:p>
      <text:p text:style-name="P30"><text:span text:style-name="T3">[Partition F</text:span><text:span text:style-name="T2">2</text:span><text:span text:style-name="T3">]</text:span></text:p>
      <text:p text:style-name="P32"><text:span text:style-name="T3">{{a}, {b}, {c}, {f(d)}, {f(b)}, {g(a)}, {d}, {g(b)}, {g(c),{f(f(a))}}</text:span></text:p>
      <text:p text:style-name="P30"><text:span text:style-name="T3">[Merge congruence classes]</text:span></text:p>
      <text:p text:style-name="P30"><text:span text:style-name="T4">{{a, b}, {c, f(d), d, g(b)}, {f(b), g(a)}, {g(c)}, {f(f(a))}}</text:span></text:p>
      <text:p text:style-name="P30"><text:span text:style-name="T3">[Propagate (a = b) =&gt; (g(a) = g(b))]</text:span></text:p>
      <text:p text:style-name="P33"><text:span text:style-name="T3">{{a, b}, {c, f(d), d, g(b), </text:span><text:span text:style-name="T6">g(a), f(b)}, {g(c)}, {f(f(a))}}</text:span></text:p>
      <text:p text:style-name="P33"><text:span text:style-name="T7">[Propagate (a = b) =&gt; (f(f(a)) = f(f(b)))]</text:span></text:p>
      <text:p text:style-name="P33"><text:span text:style-name="T6">{{a, b}, {</text:span><text:span text:style-name="T8">c, f(d), d, g(b), g(a), f(b)}, {g(c)}, [f(f(a)), f(f(b))}}</text:span></text:p>
      <text:p text:style-name="P33"><text:span text:style-name="T7">[Propagate (d = f(b)) =&gt; (f(d) = f(f(b)))]</text:span></text:p>
      <text:p text:style-name="P34"><text:span text:style-name="T6">{</text:span><text:span text:style-name="T3">{a, b}, {c, f(d), d, g(b), g(a), f(b), f(f(a)), f(f(b))}, {g(c)}}</text:span></text:p>
      <text:p text:style-name="P31"><text:span text:style-name="T3">[Every equality from F</text:span><text:span text:style-name="T2">2</text:span><text:span text:style-name="T3"> is satisfied within the congruence classes]</text:span></text:p>
      <text:p text:style-name="P31"><text:span text:style-name="T3">[Inequal clauses are in separate classes, theorem is satisfied]</text:span></text:p>
      <text:p text:style-name="P34"><text:span text:style-name="T3">SATISFIABLE</text:span></text:p>
      <text:h text:style-name="P39" text:outline-level="1"/>
      <text:h text:style-name="P42" text:outline-level="1">Exercise 3</text:h>
      <text:h text:style-name="P43" text:outline-level="2">Formula 1-1</text:h>
      <text:p text:style-name="P17">Encoding:</text:p>
      <text:p text:style-name="P23"><text:tab/>; Literals</text:p>
      <text:p text:style-name="P23"><text:tab/>(declare-fun a () Int)</text:p>
      <text:p text:style-name="P23"><text:tab/>(declare-fun b () Int)</text:p>
      <text:p text:style-name="P23"><text:tab/>(declare-fun c () Int)</text:p>
      <text:p text:style-name="P23"><text:tab/>(declare-fun d () Int)</text:p>
      <text:p text:style-name="P23"/>
      <text:p text:style-name="P23"><text:tab/>; Functions</text:p>
      <text:p text:style-name="P23"><text:tab/>(declare-fun f (Int) Int)</text:p>
      <text:p text:style-name="P23"/>
      <text:p text:style-name="P23"><text:tab/>; Assertions</text:p>
      <text:p text:style-name="P23"><text:tab/>(assert (= a c))</text:p>
      <text:p text:style-name="P23"><text:tab/>(assert (= d (f (f c))))</text:p>
      <text:p text:style-name="P23"><text:tab/>(assert (= (f c) (f (f (f b)))))</text:p>
      <text:p text:style-name="P23"><text:tab/>(assert (= (f b) a))</text:p>
      <text:p text:style-name="P23"><text:tab/>(assert (not (= (f b) a)))</text:p>
      <text:p text:style-name="P23"/>
      <text:p text:style-name="P23"><text:tab/>; Results</text:p>
      <text:p text:style-name="P23"><text:tab/>(check-sat)</text:p>
      <text:p text:style-name="P9"/>
      <text:p text:style-name="P1">Result:</text:p>
      <text:p text:style-name="P3"><text:tab/>unsat</text:p>
      <text:h text:style-name="P43" text:outline-level="2">Formula <text:span text:style-name="T1">1</text:span>-2</text:h>
      <text:p text:style-name="P17">Encoding:</text:p>
      <text:p text:style-name="P23"><text:tab/>; Literals</text:p>
      <text:p text:style-name="P23"><text:tab/>(declare-fun a () Int)</text:p>
      <text:p text:style-name="P23"><text:tab/>(declare-fun b () Int)</text:p>
      <text:p text:style-name="P23"><text:tab/>(declare-fun c () Int)</text:p>
      <text:p text:style-name="P23"><text:tab/>(declare-fun d () Int)</text:p>
      <text:p text:style-name="P23"/>
      <text:p text:style-name="P23"><text:tab/>; Functions</text:p>
      <text:p text:style-name="P23"><text:tab/>(declare-fun f (Int) Int)</text:p>
      <text:p text:style-name="P23"><text:tab/>(declare-fun g (Int) Int)</text:p>
      <text:p text:style-name="P23"><text:soft-page-break/><text:tab/></text:p>
      <text:p text:style-name="P23"><text:tab/>; Assertions</text:p>
      <text:p text:style-name="P23"><text:tab/>(assert (= a b))</text:p>
      <text:p text:style-name="P23"><text:tab/>(assert (= c (f d)))</text:p>
      <text:p text:style-name="P23"><text:tab/>(assert (= (f b) (g a)))</text:p>
      <text:p text:style-name="P23"><text:tab/>(assert (= d c))</text:p>
      <text:p text:style-name="P23"><text:tab/>(assert (= (g b) d))</text:p>
      <text:p text:style-name="P23"><text:tab/>(assert (not (= (g c) (f (f a)))))</text:p>
      <text:p text:style-name="P23"/>
      <text:p text:style-name="P23"><text:tab/>; Results</text:p>
      <text:p text:style-name="P23"><text:tab/>(check-sat)</text:p>
      <text:p text:style-name="P23"><text:tab/>(get-model)</text:p>
      <text:p text:style-name="P9"/>
      <text:p text:style-name="P1">Result:</text:p>
      <text:p text:style-name="P3"><text:tab/>sat</text:p>
      <text:p text:style-name="P4"><text:tab/>(model </text:p>
      <text:p text:style-name="P4"><text:tab/><text:tab/>(define-fun b () Int 0) </text:p>
      <text:p text:style-name="P4"><text:tab/><text:tab/>(define-fun c () Int 1) </text:p>
      <text:p text:style-name="P4"><text:tab/><text:tab/>(define-fun d () Int 1) </text:p>
      <text:p text:style-name="P4"><text:tab/><text:tab/>(define-fun a () Int 0) </text:p>
      <text:p text:style-name="P4"><text:tab/><text:tab/>(define-fun f ((x!0 Int)) Int </text:p>
      <text:p text:style-name="P4"><text:tab/><text:tab/><text:tab/>(ite (= x!0 1) 1 </text:p>
      <text:p text:style-name="P4"><text:tab/><text:tab/><text:tab/>(ite (= x!0 0) 1 1))) <text:tab/><text:tab/></text:p>
      <text:p text:style-name="P4"><text:tab/><text:tab/>(define-fun g ((x!0 Int)) Int </text:p>
      <text:p text:style-name="P4"><text:tab/><text:tab/><text:tab/>(ite (= x!0 0) 1 </text:p>
      <text:p text:style-name="P4"><text:tab/><text:tab/><text:tab/>(ite (= x!0 1) 2 1)))</text:p>
      <text:p text:style-name="P4"><text:tab/>)</text:p>
      <text:h text:style-name="P44" text:outline-level="2">Formula 2</text:h>
      <text:p text:style-name="P18">Encoding:</text:p>
      <text:p text:style-name="P24"><text:tab/>; Literals</text:p>
      <text:p text:style-name="P24"><text:tab/>(declare-fun a () Int)</text:p>
      <text:p text:style-name="P24"><text:tab/>(declare-fun b () Int)</text:p>
      <text:p text:style-name="P24"><text:tab/>(declare-fun c () Int)</text:p>
      <text:p text:style-name="P24"/>
      <text:p text:style-name="P24"><text:tab/>; Functions</text:p>
      <text:p text:style-name="P24"><text:tab/>(declare-fun f (Int) Int)</text:p>
      <text:p text:style-name="P24"/>
      <text:p text:style-name="P25"><text:tab/></text:p>
      <text:p text:style-name="P25"><text:soft-page-break/><text:tab/>; Assertions</text:p>
      <text:p text:style-name="P24"><text:tab/>(assert (&gt;= b 0))</text:p>
      <text:p text:style-name="P24"><text:tab/>(assert (= (f a) c))</text:p>
      <text:p text:style-name="P24"><text:tab/>(assert (&gt;= (f a) a))</text:p>
      <text:p text:style-name="P24"><text:tab/>(assert (&gt;= (- a b) c))</text:p>
      <text:p text:style-name="P24"><text:tab/>(assert (&gt;= (f c) 0))</text:p>
      <text:p text:style-name="P24"/>
      <text:p text:style-name="P24"><text:tab/>; Results</text:p>
      <text:p text:style-name="P24"><text:tab/>(check-sat)</text:p>
      <text:p text:style-name="P24"><text:tab/>(get-model)</text:p>
      <text:p text:style-name="P10"/>
      <text:p text:style-name="P2">Result:</text:p>
      <text:p text:style-name="P5"><text:tab/>sat</text:p>
      <text:p text:style-name="P5"><text:tab/>(model </text:p>
      <text:p text:style-name="P5"><text:tab/><text:tab/>(define-fun b () Int 0) </text:p>
      <text:p text:style-name="P5"><text:tab/><text:tab/>(define-fun a () Int 0) </text:p>
      <text:p text:style-name="P5"><text:tab/><text:tab/>(define-fun c () Int 0) </text:p>
      <text:p text:style-name="P5"><text:tab/><text:tab/>(define-fun f ((x!0 Int)) Int </text:p>
      <text:p text:style-name="P5"><text:tab/><text:tab/><text:tab/>(ite (= x!0 0) 0 0)) </text:p>
      <text:p text:style-name="P5"><text:tab/>)</text:p>
      <text:h text:style-name="P41" text:outline-level="1">Exercise 4</text:h>
      <text:h text:style-name="P46" text:outline-level="2">Sanitizer 1 - <text:span text:style-name="T9">Equality</text:span></text:h>
      <text:p text:style-name="P19">Encoding:</text:p>
      <text:p text:style-name="P35"><text:tab/>; Literals</text:p>
      <text:p text:style-name="P35"><text:tab/>(declare-fun a () String)</text:p>
      <text:p text:style-name="P35"/>
      <text:p text:style-name="P35"><text:tab/>; Functions</text:p>
      <text:p text:style-name="P35"><text:tab/>(define-fun sanitize1 ((x!0 String)) String</text:p>
      <text:p text:style-name="P35"><text:tab/> <text:s/>(ite (str.contains x!0 "&lt;")</text:p>
      <text:p text:style-name="P35"><text:tab/> <text:s text:c="3"/>(str.substr x!0 0 (str.indexof x!0 "&lt;"))</text:p>
      <text:p text:style-name="P35"><text:tab/> <text:s text:c="3"/>a</text:p>
      <text:p text:style-name="P35"><text:tab/> <text:s/>)</text:p>
      <text:p text:style-name="P35"><text:tab/>)</text:p>
      <text:p text:style-name="P35"/>
      <text:p text:style-name="P35"><text:tab/>; Assertions</text:p>
      <text:p text:style-name="P35"><text:tab/>(assert (= (sanitize1 a) "&lt;script&gt;"))</text:p>
      <text:p text:style-name="P35"/>
      <text:p text:style-name="P35"><text:soft-page-break/><text:tab/>; Results</text:p>
      <text:p text:style-name="P35"><text:tab/>(check-sat)</text:p>
      <text:p text:style-name="P35"><text:tab/>(get-model)</text:p>
      <text:p text:style-name="P11"/>
      <text:p text:style-name="P14">Result:</text:p>
      <text:p text:style-name="P6"><text:tab/>unsat </text:p>
      <text:p text:style-name="P6"><text:tab/>Z3(17, 10): ERROR: model is not available</text:p>
      <text:h text:style-name="P47" text:outline-level="2">Sanitizer 1 – Contains</text:h>
      <text:p text:style-name="P20">Encoding:</text:p>
      <text:p text:style-name="P36"><text:tab/>; Literals</text:p>
      <text:p text:style-name="P36"><text:tab/>(declare-fun a () String)</text:p>
      <text:p text:style-name="P36"/>
      <text:p text:style-name="P36"><text:tab/>; Functions</text:p>
      <text:p text:style-name="P36"><text:tab/>(define-fun sanitize1 ((x!0 String)) String</text:p>
      <text:p text:style-name="P36"><text:tab/> <text:s/>(ite (str.contains x!0 "&lt;")</text:p>
      <text:p text:style-name="P36"><text:tab/> <text:s text:c="3"/>(str.substr x!0 0 (str.indexof x!0 "&lt;"))</text:p>
      <text:p text:style-name="P36"><text:tab/> <text:s text:c="3"/>a</text:p>
      <text:p text:style-name="P36"><text:tab/> <text:s/>)</text:p>
      <text:p text:style-name="P36"><text:tab/>)</text:p>
      <text:p text:style-name="P36"/>
      <text:p text:style-name="P36"><text:tab/>; Assertions</text:p>
      <text:p text:style-name="P36"><text:tab/>(assert (str.contains (sanitize1 a) "&lt;script&gt;"))</text:p>
      <text:p text:style-name="P36"/>
      <text:p text:style-name="P36"><text:tab/>; Results</text:p>
      <text:p text:style-name="P36"><text:tab/>(check-sat)</text:p>
      <text:p text:style-name="P36"><text:tab/>(get-model)</text:p>
      <text:p text:style-name="P11"/>
      <text:p text:style-name="P14">Result:</text:p>
      <text:p text:style-name="P6"><text:tab/>sat</text:p>
      <text:p text:style-name="P6"><text:tab/>(model </text:p>
      <text:p text:style-name="P6"><text:s/><text:tab/> (define-fun a () String</text:p>
      <text:p text:style-name="P6"><text:s/><text:tab/> <text:s text:c="2"/>"\x00&lt;script&gt;\x00&lt;")</text:p>
      <text:p text:style-name="P6"><text:tab/>)</text:p>
      <text:h text:style-name="P48" text:outline-level="2"/>
      <text:h text:style-name="P49" text:outline-level="2">Sanitizer 2 – Equality</text:h>
      <text:p text:style-name="P21">Encoding:</text:p>
      <text:p text:style-name="P37"><text:tab/>; Literals</text:p>
      <text:p text:style-name="P37"><text:tab/>(declare-fun a () String)</text:p>
      <text:p text:style-name="P37"/>
      <text:p text:style-name="P37"><text:tab/>; Functions</text:p>
      <text:p text:style-name="P37"><text:tab/>(define-fun sanitize2 ((x!0 String)) String</text:p>
      <text:p text:style-name="P37"><text:tab/> <text:s/>(ite (str.contains x!0 "&lt;")</text:p>
      <text:p text:style-name="P37"><text:tab/> <text:s text:c="3"/>(str.replace x!0 "&lt;" "")</text:p>
      <text:p text:style-name="P37"><text:tab/> <text:s text:c="3"/>a</text:p>
      <text:p text:style-name="P37"><text:tab/> <text:s/>)</text:p>
      <text:p text:style-name="P37">)</text:p>
      <text:p text:style-name="P37"><text:tab/>)</text:p>
      <text:p text:style-name="P37"/>
      <text:p text:style-name="P37"><text:tab/>; Assertions</text:p>
      <text:p text:style-name="P37"><text:tab/>(assert (= (sanitize<text:span text:style-name="T10">2</text:span> a) "&lt;script&gt;"))</text:p>
      <text:p text:style-name="P37"/>
      <text:p text:style-name="P37"><text:tab/>; Results</text:p>
      <text:p text:style-name="P37"><text:tab/>(check-sat)</text:p>
      <text:p text:style-name="P37"><text:tab/>(get-model)</text:p>
      <text:p text:style-name="P12"/>
      <text:p text:style-name="P15">Result:</text:p>
      <text:p text:style-name="P7"><text:tab/>sat</text:p>
      <text:p text:style-name="P7"><text:tab/>(model </text:p>
      <text:p text:style-name="P7"><text:tab/> <text:s/>(define-fun a () String</text:p>
      <text:p text:style-name="P7"><text:tab/> <text:s text:c="3"/>"&lt;&lt;script&gt;")</text:p>
      <text:p text:style-name="P7"><text:tab/>)</text:p>
      <text:h text:style-name="P48" text:outline-level="2"/>
      <text:h text:style-name="P49" text:outline-level="2">Sanitizer 2 – Contains</text:h>
      <text:p text:style-name="P22">Encoding:</text:p>
      <text:p text:style-name="P38"><text:tab/>; Literals</text:p>
      <text:p text:style-name="P38"><text:tab/>(declare-fun a () String)</text:p>
      <text:p text:style-name="P38"/>
      <text:p text:style-name="P38"><text:tab/>; Functions</text:p>
      <text:p text:style-name="P38"><text:tab/>(define-fun sanitize2 ((x!0 String)) String</text:p>
      <text:p text:style-name="P38"><text:tab/> <text:s/>(ite (str.contains x!0 "&lt;")</text:p>
      <text:p text:style-name="P38"><text:tab/> <text:s text:c="3"/>(str.replace x!0 "&lt;" "")</text:p>
      <text:p text:style-name="P38"><text:tab/> <text:s text:c="3"/>a</text:p>
      <text:p text:style-name="P38"><text:tab/> <text:s/>)</text:p>
      <text:p text:style-name="P38"><text:tab/>)</text:p>
      <text:p text:style-name="P38"/>
      <text:p text:style-name="P38"><text:tab/>; Assertions</text:p>
      <text:p text:style-name="P38"><text:tab/>(assert (str.contains (sanitize2 a) "&lt;script&gt;"))</text:p>
      <text:p text:style-name="P38"/>
      <text:p text:style-name="P38"><text:tab/>; Results</text:p>
      <text:p text:style-name="P38"><text:tab/>(check-sat)</text:p>
      <text:p text:style-name="P38"><text:tab/>(get-model)</text:p>
      <text:p text:style-name="P13"/>
      <text:p text:style-name="P16">Result:</text:p>
      <text:p text:style-name="P8"><text:tab/>sat </text:p>
      <text:p text:style-name="P8"><text:tab/>(model </text:p>
      <text:p text:style-name="P8"><text:tab/><text:tab/>(define-fun a () String </text:p>
      <text:p text:style-name="P8"><text:tab/><text:tab/><text:tab/>"&lt;\x00&lt;script&gt;") </text:p>
      <text:p text:style-name="P8"><text:tab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1001" officeooo:paragraph-rsid="00121001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D2452 – Homework 4</text:p>
        <text:p text:style-name="MP1">Mert Alp Taytak – taytak@kth.se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1:38:02.588553876</meta:creation-date>
    <meta:generator>LibreOffice/6.2.5.2$Linux_X86_64 LibreOffice_project/20$Build-2</meta:generator>
    <dc:date>2019-09-26T08:45:03.606427047</dc:date>
    <meta:editing-duration>PT6H46M22S</meta:editing-duration>
    <meta:editing-cycles>26</meta:editing-cycles>
    <meta:document-statistic meta:table-count="0" meta:image-count="0" meta:object-count="0" meta:page-count="7" meta:paragraph-count="200" meta:word-count="687" meta:character-count="4139" meta:non-whitespace-character-count="3392"/>
  </office:meta>
</office:document-meta>
</file>